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fo:min-height="0.46cm"/>
    </style:style>
    <style:style style:name="gr3" style:family="graphic" style:parent-style-name="standard">
      <style:graphic-properties draw:stroke="none" svg:stroke-color="#000000" draw:fill="none" draw:fill-color="#ffffff" fo:min-height="0.461cm"/>
    </style:style>
    <style:style style:name="gr4" style:family="graphic" style:parent-style-name="standard">
      <style:graphic-properties draw:stroke="none" draw:fill="none" fo:min-height="0.893cm"/>
    </style:style>
    <style:style style:name="gr5" style:family="graphic" style:parent-style-name="standard">
      <style:graphic-properties draw:stroke="none" svg:stroke-color="#000000" draw:fill="none" draw:fill-color="#ffffff" fo:min-height="0.62cm"/>
    </style:style>
    <style:style style:name="gr6" style:family="graphic" style:parent-style-name="objectwithoutfill">
      <style:graphic-properties draw:marker-end="Triangle_20_unfilled" draw:marker-end-width="0.3cm" draw:fill="none" draw:textarea-vertical-align="middle"/>
    </style:style>
    <style:style style:name="gr7" style:family="graphic" style:parent-style-name="objectwithoutfill">
      <style:graphic-properties draw:stroke="dash" draw:stroke-dash="Dashed_20__28_var_29_" draw:marker-end="Triangle_20_unfilled" draw:marker-end-width="0.3cm" draw:fill="none" draw:textarea-vertical-align="middl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fo:min-height="1.343cm"/>
    </style:style>
    <style:style style:name="gr10" style:family="graphic" style:parent-style-name="objectwithoutfill">
      <style:graphic-properties draw:marker-end="Short_20_line_20_Arrow"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0pt" style:font-size-asian="10pt" style:font-size-complex="10pt"/>
    </style:style>
    <style:style style:name="P4" style:family="paragraph">
      <style:text-properties fo:font-size="6pt" style:font-size-asian="6pt" style:font-size-complex="6pt"/>
    </style:style>
    <style:style style:name="P5" style:family="paragraph">
      <style:text-properties fo:font-size="12pt" fo:font-style="italic" style:font-size-asian="12pt" style:font-style-asian="italic" style:font-size-complex="12pt" style:font-style-complex="italic"/>
    </style:style>
    <style:style style:name="P6" style:family="paragraph">
      <style:text-properties fo:font-size="10pt" fo:font-style="italic" style:font-size-asian="10pt" style:font-style-asian="italic" style:font-size-complex="10pt" style:font-style-complex="italic"/>
    </style:style>
    <style:style style:name="T1" style:family="text">
      <style:text-properties fo:font-size="14pt" style:font-size-asian="14pt" style:font-size-complex="14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6.138cm" svg:height="3.245cm" svg:x="6.354cm" svg:y="5.489cm" svg:viewBox="0 0 6139 3246" svg:d="m15 3246v-3246h6124v3246zm-15-2380h6109z">
          <text:p/>
        </draw:path>
        <draw:frame draw:style-name="gr2" draw:text-style-name="P2" draw:layer="layout" svg:width="3.031cm" svg:height="0.806cm" svg:x="7.689cm" svg:y="5.555cm">
          <draw:text-box>
            <text:p text:style-name="P2"><text:span text:style-name="T1">Numeral</text:span></text:p>
          </draw:text-box>
        </draw:frame>
        <draw:frame draw:style-name="gr3" draw:text-style-name="P3" draw:layer="layout" svg:width="6.847cm" svg:height="1.281cm" svg:x="6.421cm" svg:y="6.471cm">
          <draw:text-box>
            <text:p text:style-name="P3"><text:span text:style-name="T2">+ std::string operator() ( long val, ConvertAlg* convertAlg, MatAlg* MatAlg ); </text:span></text:p>
            <text:p text:style-name="P3"><text:span text:style-name="T3"/></text:p>
          </draw:text-box>
        </draw:frame>
        <draw:path draw:style-name="gr1" draw:text-style-name="P1" draw:layer="layout" svg:width="6.138cm" svg:height="3.245cm" svg:x="1.876cm" svg:y="10.849cm" svg:viewBox="0 0 6139 3246" svg:d="m15 3246v-3246h6124v3246zm-15-2380h6109z">
          <text:p/>
        </draw:path>
        <draw:frame draw:style-name="gr2" draw:text-style-name="P2" draw:layer="layout" svg:width="3.031cm" svg:height="0.806cm" svg:x="3.611cm" svg:y="10.915cm">
          <draw:text-box>
            <text:p text:style-name="P2"><text:span text:style-name="T1">Convert</text:span></text:p>
          </draw:text-box>
        </draw:frame>
        <draw:path draw:style-name="gr1" draw:text-style-name="P1" draw:layer="layout" svg:width="7.013cm" svg:height="3.245cm" svg:x="2.026cm" svg:y="15.715cm" svg:viewBox="0 0 7014 3246" svg:d="m17 3246v-3246h6997v3246zm-17-2380h6980z">
          <text:p/>
        </draw:path>
        <draw:frame draw:style-name="gr2" draw:text-style-name="P2" draw:layer="layout" svg:width="3.031cm" svg:height="0.806cm" svg:x="3.312cm" svg:y="15.732cm">
          <draw:text-box>
            <text:p text:style-name="P2"><text:span text:style-name="T1">ConvertAlg</text:span></text:p>
          </draw:text-box>
        </draw:frame>
        <draw:path draw:style-name="gr1" draw:text-style-name="P1" draw:layer="layout" svg:width="4.808cm" svg:height="2.202cm" svg:x="1.06cm" svg:y="20.762cm" svg:viewBox="0 0 4809 2203" svg:d="m12 2203v-2203h4797v2203zm-12-1615h4785z">
          <text:p/>
        </draw:path>
        <draw:frame draw:style-name="gr2" draw:text-style-name="P2" draw:layer="layout" svg:width="3.031cm" svg:height="0.806cm" svg:x="2.195cm" svg:y="20.628cm">
          <draw:text-box>
            <text:p text:style-name="P2"><text:span text:style-name="T1">RusAlg</text:span></text:p>
          </draw:text-box>
        </draw:frame>
        <draw:path draw:style-name="gr1" draw:text-style-name="P1" draw:layer="layout" svg:width="4.735cm" svg:height="2.202cm" svg:x="6.656cm" svg:y="20.755cm" svg:viewBox="0 0 4736 2203" svg:d="m12 2203v-2203h4724v2203zm-12-1615h4713z">
          <text:p/>
        </draw:path>
        <draw:frame draw:style-name="gr2" draw:text-style-name="P2" draw:layer="layout" svg:width="3.031cm" svg:height="0.806cm" svg:x="7.791cm" svg:y="20.621cm">
          <draw:text-box>
            <text:p text:style-name="P2"><text:span text:style-name="T1">EngAlg</text:span></text:p>
          </draw:text-box>
        </draw:frame>
        <draw:path draw:style-name="gr1" draw:text-style-name="P1" draw:layer="layout" svg:width="6.138cm" svg:height="4.735cm" svg:x="13.238cm" svg:y="10.407cm" svg:viewBox="0 0 6139 4736" svg:d="m15 4736v-4736h6124v4736zm-15-3472h6109z">
          <text:p/>
        </draw:path>
        <draw:frame draw:style-name="gr2" draw:text-style-name="P2" draw:layer="layout" svg:width="3.031cm" svg:height="0.806cm" svg:x="14.773cm" svg:y="10.573cm">
          <draw:text-box>
            <text:p text:style-name="P2"><text:span text:style-name="T1">Algo</text:span></text:p>
          </draw:text-box>
        </draw:frame>
        <draw:path draw:style-name="gr1" draw:text-style-name="P1" draw:layer="layout" svg:width="6.138cm" svg:height="3.245cm" svg:x="13.339cm" svg:y="16.124cm" svg:viewBox="0 0 6139 3246" svg:d="m15 3246v-3246h6124v3246zm-15-2380h6109z">
          <text:p/>
        </draw:path>
        <draw:frame draw:style-name="gr2" draw:text-style-name="P2" draw:layer="layout" svg:width="3.031cm" svg:height="0.806cm" svg:x="14.674cm" svg:y="16.09cm">
          <draw:text-box>
            <text:p text:style-name="P2"><text:span text:style-name="T1">MatAlg</text:span></text:p>
          </draw:text-box>
        </draw:frame>
        <draw:path draw:style-name="gr1" draw:text-style-name="P1" draw:layer="layout" svg:width="3.857cm" svg:height="2.202cm" svg:x="12.322cm" svg:y="20.72cm" svg:viewBox="0 0 3858 2203" svg:d="m10 2203v-2203h3848v2203zm-10-1615h3839z">
          <text:p/>
        </draw:path>
        <draw:frame draw:style-name="gr2" draw:text-style-name="P2" draw:layer="layout" svg:width="3.031cm" svg:height="0.806cm" svg:x="13.157cm" svg:y="20.586cm">
          <draw:text-box>
            <text:p text:style-name="P2"><text:span text:style-name="T1">OctAlg</text:span></text:p>
          </draw:text-box>
        </draw:frame>
        <draw:path draw:style-name="gr1" draw:text-style-name="P1" draw:layer="layout" svg:width="3.857cm" svg:height="2.202cm" svg:x="17.018cm" svg:y="20.713cm" svg:viewBox="0 0 3858 2203" svg:d="m10 2203v-2203h3848v2203zm-10-1615h3839z">
          <text:p/>
        </draw:path>
        <draw:frame draw:style-name="gr2" draw:text-style-name="P2" draw:layer="layout" svg:width="3.031cm" svg:height="0.806cm" svg:x="17.853cm" svg:y="20.579cm">
          <draw:text-box>
            <text:p text:style-name="P2"><text:span text:style-name="T1">DecAlg</text:span></text:p>
          </draw:text-box>
        </draw:frame>
        <draw:frame draw:style-name="gr3" draw:text-style-name="P3" draw:layer="layout" svg:width="7.127cm" svg:height="1.917cm" svg:x="1.96cm" svg:y="16.614cm">
          <draw:text-box>
            <text:p text:style-name="P3"><text:span text:style-name="T2">+ virtual void phraseBaseInit() =0;</text:span></text:p>
            <text:p text:style-name="P3"><text:span text:style-name="T2">+ virtual std::string getNumeral( const short unit)=0;</text:span></text:p>
            <text:p text:style-name="P3"><text:span text:style-name="T2">+ virtual std::string finalize( bool isLessZero ) =0;</text:span></text:p>
            <text:p text:style-name="P3"><text:span text:style-name="T2"/></text:p>
            <text:p text:style-name="P3"><text:span text:style-name="T3"/></text:p>
          </draw:text-box>
        </draw:frame>
        <draw:frame draw:style-name="gr3" draw:text-style-name="P3" draw:layer="layout" svg:width="5.226cm" svg:height="1.677cm" svg:x="0.888cm" svg:y="21.59cm">
          <draw:text-box>
            <text:p text:style-name="P3"><text:span text:style-name="T4">+ virtual void phraseBaseInit();</text:span></text:p>
            <text:p text:style-name="P3"><text:span text:style-name="T4">+ virtual std::string getNumeral( const short unit);</text:span></text:p>
            <text:p text:style-name="P3"><text:span text:style-name="T4">+ virtual std::string finalize( bool isLessZero );</text:span></text:p>
            <text:p text:style-name="P3"><text:span text:style-name="T2"/></text:p>
            <text:p text:style-name="P3"><text:span text:style-name="T3"/></text:p>
          </draw:text-box>
        </draw:frame>
        <draw:frame draw:style-name="gr3" draw:text-style-name="P3" draw:layer="layout" svg:width="5.226cm" svg:height="1.677cm" svg:x="6.551cm" svg:y="21.615cm">
          <draw:text-box>
            <text:p text:style-name="P3"><text:span text:style-name="T4">+ virtual void phraseBaseInit();</text:span></text:p>
            <text:p text:style-name="P3"><text:span text:style-name="T4">+ virtual std::string getNumeral( const short unit);</text:span></text:p>
            <text:p text:style-name="P3"><text:span text:style-name="T4">+ virtual std::string finalize( bool isLessZero );</text:span></text:p>
            <text:p text:style-name="P3"><text:span text:style-name="T2"/></text:p>
            <text:p text:style-name="P3"><text:span text:style-name="T3"/></text:p>
          </draw:text-box>
        </draw:frame>
        <draw:frame draw:style-name="gr2" draw:text-style-name="P3" draw:layer="layout" svg:width="5.203cm" svg:height="0.963cm" svg:x="1.874cm" svg:y="13.182cm">
          <draw:text-box>
            <text:p text:style-name="P3"><text:span text:style-name="T2">- ConvertAlg convAlg;</text:span></text:p>
            <text:p text:style-name="P3"><text:span text:style-name="T3"/></text:p>
          </draw:text-box>
        </draw:frame>
        <draw:frame draw:style-name="gr4" draw:layer="layout" svg:width="6.664cm" svg:height="1.205cm" svg:x="1.761cm" svg:y="11.741cm">
          <draw:text-box>
            <text:p><text:span text:style-name="T2">+ void init();</text:span></text:p>
            <text:p><text:span text:style-name="T2">+ std::string getNumeral(const short unit) const;</text:span></text:p>
            <text:p><text:span text:style-name="T2">+ std::string finalize(bool isLessZero);</text:span></text:p>
          </draw:text-box>
        </draw:frame>
        <draw:frame draw:style-name="gr4" draw:layer="layout" svg:width="5.589cm" svg:height="2.795cm" svg:x="13.677cm" svg:y="11.816cm">
          <draw:text-box>
            <text:p><text:span text:style-name="T2">+ Algo(const long value, MatAlg* alg); </text:span></text:p>
            <text:p><text:span text:style-name="T2">+ void init();</text:span></text:p>
            <text:p><text:span text:style-name="T2">+ void incrPowerAndUnit(); </text:span></text:p>
            <text:p><text:span text:style-name="T2">+ bool isEnd();</text:span></text:p>
            <text:p><text:span text:style-name="T2">+ bool isLessZero() const;</text:span></text:p>
            <text:p><text:span text:style-name="T2">+ inline short getPower() const; </text:span></text:p>
            <text:p><text:span text:style-name="T2">+ inline short getUnit() const; </text:span></text:p>
            <text:p><text:span text:style-name="T2"/></text:p>
          </draw:text-box>
        </draw:frame>
        <draw:frame draw:style-name="gr5" draw:text-style-name="P3" draw:layer="layout" svg:width="3.895cm" svg:height="0.887cm" svg:x="13.75cm" svg:y="17.454cm">
          <draw:text-box>
            <text:p text:style-name="P3"><text:span text:style-name="T2">+const short unitDivisor;</text:span></text:p>
            <text:p text:style-name="P3"><text:span text:style-name="T2">+const short powerDivisor;</text:span></text:p>
          </draw:text-box>
        </draw:frame>
        <draw:frame draw:style-name="gr5" draw:text-style-name="P4" draw:layer="layout" svg:width="3.895cm" svg:height="0.87cm" svg:x="17.05cm" svg:y="21.624cm">
          <draw:text-box>
            <text:p text:style-name="P4"><text:span text:style-name="T4">+const short unitDivisor = 10;</text:span></text:p>
            <text:p text:style-name="P4"><text:span text:style-name="T4">+const short powerDivisor =1000;</text:span></text:p>
          </draw:text-box>
        </draw:frame>
        <draw:frame draw:style-name="gr5" draw:text-style-name="P4" draw:layer="layout" svg:width="3.895cm" svg:height="0.87cm" svg:x="12.257cm" svg:y="21.497cm">
          <draw:text-box>
            <text:p text:style-name="P4"><text:span text:style-name="T4">+const short unitDivisor = 8</text:span></text:p>
            <text:p text:style-name="P4"><text:span text:style-name="T4">+const short powerDivisor =512;</text:span></text:p>
          </draw:text-box>
        </draw:frame>
        <draw:line draw:style-name="gr6" draw:text-style-name="P1" draw:layer="layout" svg:x1="13.89cm" svg:y1="20.701cm" svg:x2="15.017cm" svg:y2="19.402cm">
          <text:p/>
        </draw:line>
        <draw:line draw:style-name="gr6" draw:text-style-name="P1" draw:layer="layout" svg:x1="18.864cm" svg:y1="20.676cm" svg:x2="16.781cm" svg:y2="19.402cm">
          <text:p/>
        </draw:line>
        <draw:line draw:style-name="gr7" draw:text-style-name="P1" draw:layer="layout" svg:x1="3.111cm" svg:y1="20.774cm" svg:x2="4.557cm" svg:y2="18.986cm">
          <text:p/>
        </draw:line>
        <draw:line draw:style-name="gr7" draw:text-style-name="P1" draw:layer="layout" svg:x1="8.623cm" svg:y1="20.725cm" svg:x2="5.708cm" svg:y2="18.961cm">
          <text:p/>
        </draw:line>
        <draw:line draw:style-name="gr8" draw:text-style-name="P1" draw:layer="layout" svg:x1="4.753cm" svg:y1="14.086cm" svg:x2="4.802cm" svg:y2="15.703cm">
          <text:p/>
        </draw:line>
        <draw:line draw:style-name="gr8" draw:text-style-name="P1" draw:layer="layout" svg:x1="16.169cm" svg:y1="15.115cm" svg:x2="16.144cm" svg:y2="16.119cm">
          <text:p/>
        </draw:line>
        <draw:line draw:style-name="gr8" draw:text-style-name="P1" draw:layer="layout" svg:x1="8.501cm" svg:y1="8.745cm" svg:x2="5.194cm" svg:y2="10.877cm">
          <text:p/>
        </draw:line>
        <draw:line draw:style-name="gr8" draw:text-style-name="P1" draw:layer="layout" svg:x1="10.436cm" svg:y1="8.745cm" svg:x2="15.973cm" svg:y2="10.387cm">
          <text:p/>
        </draw:line>
        <draw:frame draw:style-name="gr9" draw:text-style-name="P5" draw:layer="layout" svg:width="7.398cm" svg:height="2.621cm" svg:x="13.602cm" svg:y="5.706cm">
          <draw:text-box>
            <text:p text:style-name="P5"><text:span text:style-name="T5">Не уверен, что сделал правильно, но решил разнести отдельно логику преобразования цифры в букву и отдельно логику вычленения цифры из числа.</text:span></text:p>
          </draw:text-box>
        </draw:frame>
        <draw:frame draw:style-name="gr9" draw:text-style-name="P6" draw:layer="layout" svg:width="5.18cm" svg:height="8.525cm" svg:x="1cm" svg:y="1.225cm">
          <draw:text-box>
            <text:p text:style-name="P6"><text:span text:style-name="T6">На вход подаются цифры. На выходе слова. После подачи цифры которое является членом набора единиц - т.е. «один» «два» и т. д. - в каждом триплете на выход не поступает ничего, т. к. система ожидает десяток по которому однозначно можно разрешить некоторые ситуации(например число «одиннадцать» пишется одним словом а двадцать один двумя ). </text:span></text:p>
            <text:p text:style-name="P6"><text:span text:style-name="T6"/></text:p>
            <text:p text:style-name="P6"><text:span text:style-name="T6">Кроме того по готовности формирования числа необходимо выполнить финализацию</text:span></text:p>
          </draw:text-box>
        </draw:frame>
        <draw:path draw:style-name="gr10" draw:text-style-name="P1" draw:layer="layout" svg:width="4.629cm" svg:height="4.599cm" draw:transform="rotate (-1.71513505593483) translate (14.1360746929037cm 8.25501085657783cm)" svg:viewBox="0 0 4630 4600" svg:d="m0 0c312-4 594 142 877 244 320 116 661 232 909 463 241 224 511 319 705 590 225 312 569 540 747 882 188 362 475 649 689 989 165 264 305 535 462 799l111 256 109 231 21 146">
          <text:p/>
        </draw:path>
        <draw:path draw:style-name="gr10" draw:text-style-name="P1" draw:layer="layout" svg:width="1.992cm" svg:height="1.877cm" draw:transform="rotate (-1.44391089017491) translate (12.8298405620147cm 11.1783765077182cm)" svg:viewBox="0 0 1993 1878" svg:d="m0 1870c281 36 556-53 830-117 311-72 554-280 710-526 172-273 247-597 384-890l59-265 10-72">
          <text:p/>
        </draw:path>
        <draw:path draw:style-name="gr10" draw:text-style-name="P1" draw:layer="layout" svg:width="2.982cm" svg:height="2.26cm" draw:transform="rotate (-2.07868713912525) translate (2.96972912146834cm 10.2555542004288cm)" svg:viewBox="0 0 2983 2261" svg:d="m0 2249c315 61 580-115 869-204s549-280 756-504c198-214 416-392 609-619 181-214 375-414 542-638l154-227 53-5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hort_20_line_20_Arrow" draw:display-name="Short line Arrow" svg:viewBox="0 0 3000 3000" svg:d="m1500 0 1500 2789v211h-114l-1286-2392v2392h-200v-2392l-1286 2392h-114v-211z"/>
    <draw:marker draw:name="Triangle_20_unfilled" draw:display-name="Triangle unfilled" svg:viewBox="0 0 3000 3000" svg:d="m1500 0 1500 3000h-3000zm0 447-1176 2353h2353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08T15:15:27</meta:creation-date>
    <dc:date>2013-09-08T16:34:06</dc:date>
    <meta:editing-duration>PT32M43S</meta:editing-duration>
    <meta:editing-cycles>3</meta:editing-cycles>
    <meta:generator>LibreOffice/3.5$Linux_x86 LibreOffice_project/350m1$Build-2</meta:generator>
    <meta:document-statistic meta:object-count="41"/>
  </office:meta>
</office:document-meta>
</file>